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 Light Mount</text:p>
      <text:p text:style-name="P2"/>
      <text:p text:style-name="P2"/>
      <text:p text:style-name="P2">Every year we need to have a mount for our signal light that goes on the robot. After designing the mount we can use our 3d printer to make the models. The signal light's</text:p>
      <text:p text:style-name="P2"><text:s/></text:p>
      <text:p text:style-name="P2"><text:a xlink:type="simple" xlink:href="https://www.autodesk.com/education/competitions/first#download" text:style-name="Internet_20_link" text:visited-style-name="Visited_20_Internet_20_Link">2020 CAD Part Files</text:a></text:p>
      <text:p text:style-name="P2"/>
      <text:p text:style-name="P2"/>
      <text:list xml:id="list3671964587105124393" text:style-name="L1">
        <text:list-item>
          <text:p text:style-name="P3">As 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Steele</meta:initial-creator>
    <meta:creation-date>2021-08-17T20:23:11.19</meta:creation-date>
    <dc:date>2021-08-17T21:17:19.57</dc:date>
    <dc:creator>Rob Steele</dc:creator>
    <meta:editing-duration>PT23M4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5" meta:word-count="44" meta:character-count="214"/>
  </office:meta>
</office:document-meta>
</file>